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9.14cm" svg:y1="14.822cm" svg:x2="15.574cm" svg:y2="14.822cm">
            <text:p text:style-name="P2"/>
          </draw:line>
          <draw:line draw:style-name="gr2" draw:text-style-name="P1" draw:layer="layout" svg:x1="9.14cm" svg:y1="14.822cm" svg:x2="5.051cm" svg:y2="19.032cm">
            <text:p text:style-name="P2"/>
          </draw:line>
          <draw:line draw:style-name="gr2" draw:text-style-name="P1" draw:layer="layout" svg:x1="9.11cm" svg:y1="14.822cm" svg:x2="9.11cm" svg:y2="21.798cm">
            <text:p text:style-name="P2"/>
          </draw:line>
          <draw:frame draw:style-name="gr3" draw:layer="layout" svg:width="0.921cm" svg:height="0.963cm" svg:x="14.132cm" svg:y="13.699cm">
            <draw:text-box>
              <text:p text:style-name="P2">X</text:p>
            </draw:text-box>
          </draw:frame>
          <draw:frame draw:style-name="gr3" draw:layer="layout" svg:width="0.891cm" svg:height="0.963cm" svg:x="9.28cm" svg:y="21.362cm">
            <draw:text-box>
              <text:p text:style-name="P2">Z</text:p>
            </draw:text-box>
          </draw:frame>
          <draw:frame draw:style-name="gr3" draw:layer="layout" svg:width="0.925cm" svg:height="0.963cm" svg:x="4.609cm" svg:y="17.372cm">
            <draw:text-box>
              <text:p text:style-name="P2">Y</text:p>
            </draw:text-box>
          </draw:frame>
        </draw:g>
        <draw:rect draw:style-name="gr4" draw:text-style-name="P1" draw:layer="layout" svg:width="4.089cm" svg:height="10.583cm" svg:x="7.096cm" svg:y="0.812cm">
          <text:p text:style-name="P3">Optics</text:p>
        </draw:rect>
        <draw:rect draw:style-name="gr4" draw:text-style-name="P1" draw:layer="layout" svg:width="6.374cm" svg:height="1.534cm" draw:transform="rotate (0.7853981633973) translate (14.891cm 9.219cm)">
          <text:p text:style-name="P3">Detector</text:p>
        </draw:rect>
        <draw:frame draw:style-name="gr3" draw:layer="layout" svg:width="8.033cm" svg:height="0.963cm" svg:x="12.299cm" svg:y="26.167cm">
          <draw:text-box>
            <text:p text:style-name="P2">Assumed default geomet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EPQ library - Assumed 3D geometry</dc:title>
    <meta:initial-creator>Nicholas Ritchie</meta:initial-creator>
    <meta:creation-date>2006-03-28T13:28:48</meta:creation-date>
    <dc:creator>Nicholas Ritchie</dc:creator>
    <dc:date>2006-03-28T13:34:07</dc:date>
    <dc:language>en-US</dc:language>
    <meta:editing-cycles>2</meta:editing-cycles>
    <meta:editing-duration>PT5M3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